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Ultrafine_20_Dashed" draw:fill="none" draw:textarea-vertical-align="middle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06cm" svg:stroke-color="#00cc00" draw:marker-start-width="0.359cm" draw:marker-end-width="0.359cm" draw:fill="solid" draw:fill-color="#000000" draw:textarea-vertical-align="middle" fo:padding-top="0.178cm" fo:padding-bottom="0.178cm" fo:padding-left="0.303cm" fo:padding-right="0.303cm" draw:shadow="hidden"/>
    </style:style>
    <style:style style:name="gr6" style:family="graphic" style:parent-style-name="objectwithoutfill">
      <style:graphic-properties svg:stroke-width="0.106cm" svg:stroke-color="#00cc00" draw:marker-start-width="0.359cm" draw:marker-end-width="0.359cm" draw:fill="solid" draw:fill-color="#00cc00" draw:textarea-vertical-align="middle" fo:padding-top="0.178cm" fo:padding-bottom="0.178cm" fo:padding-left="0.303cm" fo:padding-right="0.303cm" draw:shadow="hidden"/>
    </style:style>
    <style:style style:name="gr7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0000ff" draw:marker-start-width="0.359cm" draw:marker-end-width="0.359cm" draw:fill="solid" draw:fill-color="#00cc00" draw:textarea-vertical-align="middle" fo:padding-top="0.178cm" fo:padding-bottom="0.178cm" fo:padding-left="0.303cm" fo:padding-right="0.303cm" draw:shadow="hidden"/>
    </style:style>
    <style:style style:name="gr9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ff3333" draw:marker-start-width="0.359cm" draw:marker-end-width="0.359cm" draw:fill="solid" draw:fill-color="#00cc00" draw:textarea-vertical-align="middle" fo:padding-top="0.178cm" fo:padding-bottom="0.178cm" fo:padding-left="0.303cm" fo:padding-right="0.303cm" draw:shadow="hidden"/>
    </style:style>
    <style:style style:name="gr11" style:family="graphic" style:parent-style-name="standard">
      <style:graphic-properties svg:stroke-color="#000000" draw:fill="none" draw:textarea-vertical-align="middle" draw:auto-grow-height="false" fo:min-height="10.862cm" fo:min-width="0cm"/>
    </style:style>
    <style:style style:name="gr12" style:family="graphic" style:parent-style-name="objectwithoutfill">
      <style:graphic-properties draw:stroke="solid" draw:stroke-dash="Fine_20_Dashed" draw:fill="none" draw:textarea-vertical-align="middle"/>
    </style:style>
    <style:style style:name="gr13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ax-height="0cm" fo:min-height="0.86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4cm"/>
    </style:style>
    <style:style style:name="gr1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22pt" style:font-size-asian="22pt" style:font-size-complex="22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00cc00"/>
      <style:paragraph-properties fo:text-align="center"/>
    </style:style>
    <style:style style:name="P7" style:family="paragraph">
      <loext:graphic-properties draw:fill="none" draw:fill-color="#ffffff"/>
      <style:text-properties fo:color="#00cc00" style:font-name="Times New Roman" fo:font-size="22pt" style:font-size-asian="22pt" style:font-size-complex="22pt"/>
    </style:style>
    <style:style style:name="P8" style:family="paragraph">
      <loext:graphic-properties draw:fill="none" draw:fill-color="#ffffff"/>
      <style:text-properties fo:color="#0000ff" style:font-name="Times New Roman" fo:font-size="22pt" style:font-size-asian="22pt" style:font-size-complex="22pt"/>
    </style:style>
    <style:style style:name="P9" style:family="paragraph">
      <loext:graphic-properties draw:fill="none" draw:fill-color="#ffffff"/>
      <style:text-properties fo:color="#ff3333" style:font-name="Times New Roman" fo:font-size="22pt" style:font-size-asian="22pt" style:font-size-complex="22pt"/>
    </style:style>
    <style:style style:name="P10" style:family="paragraph">
      <loext:graphic-properties draw:fill="none" draw:fill-color="#ffffff"/>
      <style:paragraph-properties fo:text-align="center"/>
      <style:text-properties fo:color="#0000ff" style:font-name="Times New Roman" fo:font-size="22pt" style:font-size-asian="22pt" style:font-size-complex="22pt"/>
    </style:style>
    <style:style style:name="P11" style:family="paragraph">
      <loext:graphic-properties draw:fill="none" draw:fill-color="#ffffff"/>
      <style:paragraph-properties fo:text-align="center"/>
      <style:text-properties fo:color="#ff3333" style:font-name="Times New Roman" fo:font-size="22pt" style:font-size-asian="22pt" style:font-size-complex="22pt"/>
    </style:style>
    <style:style style:name="P12" style:family="paragraph">
      <loext:graphic-properties draw:fill-color="#ffffff"/>
    </style:style>
    <style:style style:name="T1" style:family="text">
      <style:text-properties style:font-name="Times New Roman" fo:font-size="22pt" style:font-size-asian="22pt" style:font-size-complex="22pt"/>
    </style:style>
    <style:style style:name="T2" style:family="text">
      <style:text-properties fo:color="#00cc00" style:font-name="Times New Roman" fo:font-size="22pt" style:font-size-asian="22pt" style:font-size-complex="22pt"/>
    </style:style>
    <style:style style:name="T3" style:family="text">
      <style:text-properties fo:color="#0000ff" style:font-name="Times New Roman" fo:font-size="22pt" style:font-size-asian="22pt" style:font-size-complex="22pt"/>
    </style:style>
    <style:style style:name="T4" style:family="text">
      <style:text-properties fo:color="#ff3333" style:font-name="Times New Ro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12.707cm" svg:y1="0.02cm" svg:x2="12.707cm" svg:y2="16.7cm">
          <text:p/>
        </draw:line>
        <draw:line draw:style-name="gr2" draw:text-style-name="P1" draw:layer="layout" svg:x1="0.007cm" svg:y1="16.45cm" svg:x2="37.007cm" svg:y2="16.45cm">
          <text:p/>
        </draw:line>
        <draw:frame draw:style-name="gr3" draw:text-style-name="P2" draw:layer="layout" svg:width="1.1cm" svg:height="1.115cm" svg:x="36.066cm" svg:y="16.55cm">
          <draw:text-box>
            <text:p><text:span text:style-name="T1">t</text:span></text:p>
          </draw:text-box>
        </draw:frame>
        <draw:line draw:style-name="gr4" draw:text-style-name="P1" draw:layer="layout" svg:x1="0.707cm" svg:y1="16.2cm" svg:x2="0.707cm" svg:y2="16.7cm">
          <text:p/>
        </draw:line>
        <draw:frame draw:style-name="gr3" draw:text-style-name="P4" draw:layer="layout" svg:width="0.805cm" svg:height="1.115cm" svg:x="0.305cm" svg:y="16.55cm">
          <draw:text-box>
            <text:p text:style-name="P3"><text:span text:style-name="T1">0</text:span></text:p>
          </draw:text-box>
        </draw:frame>
        <draw:line draw:style-name="gr5" draw:text-style-name="P5" draw:layer="layout" svg:x1="0.707cm" svg:y1="13.2cm" svg:x2="4.707cm" svg:y2="13.2cm">
          <text:p/>
        </draw:line>
        <draw:line draw:style-name="gr6" draw:text-style-name="P6" draw:layer="layout" svg:x1="4.707cm" svg:y1="13.2cm" svg:x2="4.707cm" svg:y2="15.2cm">
          <text:p/>
        </draw:line>
        <draw:line draw:style-name="gr6" draw:text-style-name="P6" draw:layer="layout" svg:x1="4.707cm" svg:y1="15.2cm" svg:x2="12.707cm" svg:y2="15.2cm">
          <text:p/>
        </draw:line>
        <draw:line draw:style-name="gr6" draw:text-style-name="P6" draw:layer="layout" svg:x1="12.707cm" svg:y1="15.2cm" svg:x2="12.707cm" svg:y2="13.2cm">
          <text:p/>
        </draw:line>
        <draw:line draw:style-name="gr6" draw:text-style-name="P6" draw:layer="layout" svg:x1="12.707cm" svg:y1="13.2cm" svg:x2="16.707cm" svg:y2="13.2cm">
          <text:p/>
        </draw:line>
        <draw:frame draw:style-name="gr3" draw:text-style-name="P7" draw:layer="layout" svg:width="1.515cm" svg:height="1.115cm" svg:x="-0.051cm" svg:y="11.7cm">
          <draw:text-box>
            <text:p><text:span text:style-name="T2">Cd</text:span></text:p>
          </draw:text-box>
        </draw:frame>
        <draw:line draw:style-name="gr7" draw:text-style-name="P1" draw:layer="layout" svg:x1="6.707cm" svg:y1="10.9cm" svg:x2="6.707cm" svg:y2="8.9cm">
          <text:p/>
        </draw:line>
        <draw:line draw:style-name="gr7" draw:text-style-name="P1" draw:layer="layout" svg:x1="0.707cm" svg:y1="10.9cm" svg:x2="6.707cm" svg:y2="10.9cm">
          <text:p/>
        </draw:line>
        <draw:line draw:style-name="gr8" draw:text-style-name="P6" draw:layer="layout" svg:x1="6.707cm" svg:y1="8.9cm" svg:x2="10.707cm" svg:y2="8.9cm">
          <text:p/>
        </draw:line>
        <draw:line draw:style-name="gr7" draw:text-style-name="P1" draw:layer="layout" svg:x1="10.707cm" svg:y1="10.9cm" svg:x2="10.707cm" svg:y2="8.9cm">
          <text:p/>
        </draw:line>
        <draw:line draw:style-name="gr7" draw:text-style-name="P1" draw:layer="layout" svg:x1="10.707cm" svg:y1="10.9cm" svg:x2="18.707cm" svg:y2="10.9cm">
          <text:p/>
        </draw:line>
        <draw:frame draw:style-name="gr3" draw:text-style-name="P8" draw:layer="layout" svg:width="1.515cm" svg:height="1.115cm" svg:x="-0.051cm" svg:y="7.4cm">
          <draw:text-box>
            <text:p><text:span text:style-name="T3">Te</text:span></text:p>
          </draw:text-box>
        </draw:frame>
        <draw:line draw:style-name="gr9" draw:text-style-name="P1" draw:layer="layout" svg:x1="0.707cm" svg:y1="6.7cm" svg:x2="12.707cm" svg:y2="6.7cm">
          <text:p/>
        </draw:line>
        <draw:line draw:style-name="gr10" draw:text-style-name="P6" draw:layer="layout" svg:x1="12.707cm" svg:y1="6.7cm" svg:x2="12.707cm" svg:y2="4.7cm">
          <text:p/>
        </draw:line>
        <draw:frame draw:style-name="gr3" draw:text-style-name="P9" draw:layer="layout" svg:width="1.515cm" svg:height="1.115cm" svg:x="-0.05cm" svg:y="3.2cm">
          <draw:text-box>
            <text:p><text:span text:style-name="T4">Cr</text:span></text:p>
          </draw:text-box>
        </draw:frame>
        <draw:custom-shape draw:style-name="gr11" draw:text-style-name="P1" draw:layer="layout" svg:width="1.2cm" svg:height="12cm" draw:transform="rotate (-1.5707963267949) translate (12.707cm 1.67cm)">
          <text:p/>
          <draw:enhanced-geometry svg:viewBox="0 0 21600 21600" draw:glue-points="21600 0 0 10800 21600 21600" draw:text-areas="13800 ?f9 21600 ?f10" draw:type="left-brace" draw:modifiers="2553.98716773602 10802.69977501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10.209cm" svg:height="1.115cm" svg:x="1.607cm" svg:y="0.682cm">
          <draw:text-box>
            <text:p text:style-name="P3"><text:span text:style-name="T1">x6 (3 ML) / x5 (2.5 ML)</text:span></text:p>
          </draw:text-box>
        </draw:frame>
        <draw:line draw:style-name="gr9" draw:text-style-name="P1" draw:layer="layout" svg:x1="12.707cm" svg:y1="4.7cm" svg:x2="15.207cm" svg:y2="4.7cm">
          <text:p/>
        </draw:line>
        <draw:line draw:style-name="gr10" draw:text-style-name="P6" draw:layer="layout" svg:x1="15.207cm" svg:y1="6.7cm" svg:x2="15.207cm" svg:y2="4.7cm">
          <text:p/>
        </draw:line>
        <draw:line draw:style-name="gr9" draw:text-style-name="P1" draw:layer="layout" svg:x1="15.207cm" svg:y1="6.7cm" svg:x2="24.707cm" svg:y2="6.7cm">
          <text:p/>
        </draw:line>
        <draw:line draw:style-name="gr7" draw:text-style-name="P1" draw:layer="layout" svg:x1="18.707cm" svg:y1="10.9cm" svg:x2="18.707cm" svg:y2="8.9cm">
          <text:p/>
        </draw:line>
        <draw:line draw:style-name="gr8" draw:text-style-name="P6" draw:layer="layout" svg:x1="18.707cm" svg:y1="8.9cm" svg:x2="22.707cm" svg:y2="8.9cm">
          <text:p/>
        </draw:line>
        <draw:line draw:style-name="gr7" draw:text-style-name="P1" draw:layer="layout" svg:x1="22.707cm" svg:y1="10.9cm" svg:x2="22.707cm" svg:y2="8.9cm">
          <text:p/>
        </draw:line>
        <draw:line draw:style-name="gr7" draw:text-style-name="P1" draw:layer="layout" svg:x1="22.707cm" svg:y1="10.9cm" svg:x2="24.707cm" svg:y2="10.9cm">
          <text:p/>
        </draw:line>
        <draw:line draw:style-name="gr6" draw:text-style-name="P6" draw:layer="layout" svg:x1="16.707cm" svg:y1="15.2cm" svg:x2="16.707cm" svg:y2="13.2cm">
          <text:p/>
        </draw:line>
        <draw:line draw:style-name="gr6" draw:text-style-name="P6" draw:layer="layout" svg:x1="16.707cm" svg:y1="15.2cm" svg:x2="24.707cm" svg:y2="15.2cm">
          <text:p/>
        </draw:line>
        <draw:line draw:style-name="gr12" draw:text-style-name="P1" draw:layer="layout" svg:x1="24.707cm" svg:y1="0.2cm" svg:x2="24.707cm" svg:y2="16.7cm">
          <text:p/>
        </draw:line>
        <draw:line draw:style-name="gr6" draw:text-style-name="P6" draw:layer="layout" svg:x1="0.707cm" svg:y1="13.2cm" svg:x2="0.707cm" svg:y2="15.2cm">
          <text:p/>
        </draw:line>
        <draw:line draw:style-name="gr5" draw:text-style-name="P5" draw:layer="layout" svg:x1="24.707cm" svg:y1="13.2cm" svg:x2="28.707cm" svg:y2="13.2cm">
          <text:p/>
        </draw:line>
        <draw:line draw:style-name="gr6" draw:text-style-name="P6" draw:layer="layout" svg:x1="28.707cm" svg:y1="13.2cm" svg:x2="28.707cm" svg:y2="15.2cm">
          <text:p/>
        </draw:line>
        <draw:line draw:style-name="gr6" draw:text-style-name="P6" draw:layer="layout" svg:x1="28.707cm" svg:y1="15.2cm" svg:x2="36.707cm" svg:y2="15.2cm">
          <text:p/>
        </draw:line>
        <draw:line draw:style-name="gr7" draw:text-style-name="P1" draw:layer="layout" svg:x1="30.707cm" svg:y1="10.9cm" svg:x2="30.707cm" svg:y2="8.9cm">
          <text:p/>
        </draw:line>
        <draw:line draw:style-name="gr7" draw:text-style-name="P1" draw:layer="layout" svg:x1="24.707cm" svg:y1="10.9cm" svg:x2="30.707cm" svg:y2="10.9cm">
          <text:p/>
        </draw:line>
        <draw:line draw:style-name="gr8" draw:text-style-name="P6" draw:layer="layout" svg:x1="30.707cm" svg:y1="8.9cm" svg:x2="34.707cm" svg:y2="8.9cm">
          <text:p/>
        </draw:line>
        <draw:line draw:style-name="gr7" draw:text-style-name="P1" draw:layer="layout" svg:x1="34.707cm" svg:y1="10.9cm" svg:x2="34.707cm" svg:y2="8.9cm">
          <text:p/>
        </draw:line>
        <draw:line draw:style-name="gr9" draw:text-style-name="P1" draw:layer="layout" svg:x1="24.707cm" svg:y1="6.7cm" svg:x2="36.707cm" svg:y2="6.7cm">
          <text:p/>
        </draw:line>
        <draw:custom-shape draw:style-name="gr11" draw:text-style-name="P1" draw:layer="layout" svg:width="1.2cm" svg:height="12cm" draw:transform="rotate (-1.5707963267949) translate (36.707cm 1.67cm)">
          <text:p/>
          <draw:enhanced-geometry svg:viewBox="0 0 21600 21600" draw:glue-points="21600 0 0 10800 21600 21600" draw:text-areas="13800 ?f9 21600 ?f10" draw:type="left-brace" draw:modifiers="2553.98716773602 10802.69977501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6" draw:layer="layout" svg:x1="24.707cm" svg:y1="13.2cm" svg:x2="24.707cm" svg:y2="15.2cm">
          <text:p/>
        </draw:line>
        <draw:line draw:style-name="gr7" draw:text-style-name="P1" draw:layer="layout" svg:x1="34.706cm" svg:y1="10.9cm" svg:x2="36.706cm" svg:y2="10.9cm">
          <text:p/>
        </draw:line>
        <draw:frame draw:style-name="gr3" draw:text-style-name="P7" draw:layer="layout" svg:width="1.515cm" svg:height="1.115cm" svg:x="1.949cm" svg:y="13.643cm">
          <draw:text-box>
            <text:p><text:span text:style-name="T2">8s</text:span></text:p>
          </draw:text-box>
        </draw:frame>
        <draw:frame draw:style-name="gr3" draw:text-style-name="P7" draw:layer="layout" svg:width="1.657cm" svg:height="1.115cm" svg:x="7.878cm" svg:y="13.643cm">
          <draw:text-box>
            <text:p><text:span text:style-name="T2">16s</text:span></text:p>
          </draw:text-box>
        </draw:frame>
        <draw:frame draw:style-name="gr3" draw:text-style-name="P7" draw:layer="layout" svg:width="1.515cm" svg:height="1.115cm" svg:x="13.946cm" svg:y="13.644cm">
          <draw:text-box>
            <text:p><text:span text:style-name="T2">8s</text:span></text:p>
          </draw:text-box>
        </draw:frame>
        <draw:frame draw:style-name="gr3" draw:text-style-name="P7" draw:layer="layout" svg:width="1.515cm" svg:height="1.115cm" svg:x="25.946cm" svg:y="13.644cm">
          <draw:text-box>
            <text:p><text:span text:style-name="T2">8s</text:span></text:p>
          </draw:text-box>
        </draw:frame>
        <draw:frame draw:style-name="gr3" draw:text-style-name="P7" draw:layer="layout" svg:width="1.657cm" svg:height="1.115cm" svg:x="19.876cm" svg:y="13.644cm">
          <draw:text-box>
            <text:p><text:span text:style-name="T2">16s</text:span></text:p>
          </draw:text-box>
        </draw:frame>
        <draw:frame draw:style-name="gr3" draw:text-style-name="P7" draw:layer="layout" svg:width="1.657cm" svg:height="1.115cm" svg:x="31.876cm" svg:y="13.644cm">
          <draw:text-box>
            <text:p><text:span text:style-name="T2">16s</text:span></text:p>
          </draw:text-box>
        </draw:frame>
        <draw:frame draw:style-name="gr3" draw:text-style-name="P10" draw:layer="layout" svg:width="1.657cm" svg:height="1.115cm" svg:x="7.876cm" svg:y="9.343cm">
          <draw:text-box>
            <text:p text:style-name="P3"><text:span text:style-name="T3">8s</text:span></text:p>
          </draw:text-box>
        </draw:frame>
        <draw:frame draw:style-name="gr3" draw:text-style-name="P8" draw:layer="layout" svg:width="1.657cm" svg:height="1.115cm" svg:x="2.878cm" svg:y="9.343cm">
          <draw:text-box>
            <text:p><text:span text:style-name="T3">12s</text:span></text:p>
          </draw:text-box>
        </draw:frame>
        <draw:frame draw:style-name="gr13" draw:text-style-name="P10" draw:layer="layout" svg:width="1.657cm" svg:height="1.115cm" svg:x="10.876cm" svg:y="9.343cm">
          <draw:text-box>
            <text:p text:style-name="P3"><text:span text:style-name="T3">4s</text:span></text:p>
          </draw:text-box>
        </draw:frame>
        <draw:frame draw:style-name="gr3" draw:text-style-name="P8" draw:layer="layout" svg:width="1.657cm" svg:height="1.115cm" svg:x="14.876cm" svg:y="9.344cm">
          <draw:text-box>
            <text:p><text:span text:style-name="T3">12s</text:span></text:p>
          </draw:text-box>
        </draw:frame>
        <draw:frame draw:style-name="gr3" draw:text-style-name="P8" draw:layer="layout" svg:width="1.657cm" svg:height="1.115cm" svg:x="26.876cm" svg:y="9.344cm">
          <draw:text-box>
            <text:p><text:span text:style-name="T3">12s</text:span></text:p>
          </draw:text-box>
        </draw:frame>
        <draw:frame draw:style-name="gr3" draw:text-style-name="P10" draw:layer="layout" svg:width="1.657cm" svg:height="1.115cm" svg:x="19.876cm" svg:y="9.344cm">
          <draw:text-box>
            <text:p text:style-name="P3"><text:span text:style-name="T3">8s</text:span></text:p>
          </draw:text-box>
        </draw:frame>
        <draw:frame draw:style-name="gr3" draw:text-style-name="P10" draw:layer="layout" svg:width="1.657cm" svg:height="1.115cm" svg:x="31.876cm" svg:y="9.344cm">
          <draw:text-box>
            <text:p text:style-name="P3"><text:span text:style-name="T3">8s</text:span></text:p>
          </draw:text-box>
        </draw:frame>
        <draw:frame draw:style-name="gr3" draw:text-style-name="P10" draw:layer="layout" svg:width="1.657cm" svg:height="1.115cm" svg:x="22.876cm" svg:y="9.344cm">
          <draw:text-box>
            <text:p text:style-name="P3"><text:span text:style-name="T3">4s</text:span></text:p>
          </draw:text-box>
        </draw:frame>
        <draw:frame draw:style-name="gr13" draw:text-style-name="P10" draw:layer="layout" svg:width="1.657cm" svg:height="1.115cm" svg:x="34.876cm" svg:y="9.344cm">
          <draw:text-box>
            <text:p text:style-name="P3"><text:span text:style-name="T3">4s</text:span></text:p>
          </draw:text-box>
        </draw:frame>
        <draw:frame draw:style-name="gr3" draw:text-style-name="P9" draw:layer="layout" svg:width="1.657cm" svg:height="1.115cm" svg:x="5.878cm" svg:y="5.143cm">
          <draw:text-box>
            <text:p><text:span text:style-name="T4">24s</text:span></text:p>
          </draw:text-box>
        </draw:frame>
        <draw:frame draw:style-name="gr3" draw:text-style-name="P9" draw:layer="layout" svg:width="1.657cm" svg:height="1.115cm" svg:x="29.876cm" svg:y="5.144cm">
          <draw:text-box>
            <text:p><text:span text:style-name="T4">24s</text:span></text:p>
          </draw:text-box>
        </draw:frame>
        <draw:frame draw:style-name="gr3" draw:text-style-name="P11" draw:layer="layout" svg:width="1.657cm" svg:height="1.115cm" svg:x="13.128cm" svg:y="5.143cm">
          <draw:text-box>
            <text:p text:style-name="P3"><text:span text:style-name="T4">5s</text:span></text:p>
          </draw:text-box>
        </draw:frame>
        <draw:frame draw:style-name="gr3" draw:text-style-name="P9" draw:layer="layout" svg:width="1.657cm" svg:height="1.115cm" svg:x="19.128cm" svg:y="5.143cm">
          <draw:text-box>
            <text:p><text:span text:style-name="T4">19s</text:span></text:p>
          </draw:text-box>
        </draw:frame>
        <draw:frame draw:style-name="gr3" draw:text-style-name="P4" draw:layer="layout" svg:width="10.209cm" svg:height="1.115cm" svg:x="25.608cm" svg:y="0.683cm">
          <draw:text-box>
            <text:p text:style-name="P3"><text:span text:style-name="T1">x6 (3 ML) / x5 (2.5 ML)</text:span></text:p>
          </draw:text-box>
        </draw:frame>
        <draw:frame draw:style-name="gr14" draw:text-style-name="P7" draw:layer="layout" svg:width="2.455cm" svg:height="1.29cm" svg:x="36.765cm" svg:y="14.59cm">
          <draw:text-box>
            <text:p><text:span text:style-name="T2">Close</text:span></text:p>
          </draw:text-box>
        </draw:frame>
        <draw:frame draw:style-name="gr14" draw:text-style-name="P7" draw:layer="layout" svg:width="2.455cm" svg:height="1.29cm" svg:x="36.766cm" svg:y="12.69cm">
          <draw:text-box>
            <text:p><text:span text:style-name="T2">Open</text:span></text:p>
          </draw:text-box>
        </draw:frame>
        <draw:frame draw:style-name="gr14" draw:text-style-name="P8" draw:layer="layout" svg:width="2.455cm" svg:height="1.29cm" svg:x="36.765cm" svg:y="10.29cm">
          <draw:text-box>
            <text:p><text:span text:style-name="T3">Close</text:span></text:p>
          </draw:text-box>
        </draw:frame>
        <draw:frame draw:style-name="gr14" draw:text-style-name="P8" draw:layer="layout" svg:width="2.455cm" svg:height="1.29cm" svg:x="36.766cm" svg:y="8.39cm">
          <draw:text-box>
            <text:p><text:span text:style-name="T3">Open</text:span></text:p>
          </draw:text-box>
        </draw:frame>
        <draw:frame draw:style-name="gr14" draw:text-style-name="P9" draw:layer="layout" svg:width="2.455cm" svg:height="1.29cm" svg:x="36.765cm" svg:y="6.09cm">
          <draw:text-box>
            <text:p><text:span text:style-name="T4">Close</text:span></text:p>
          </draw:text-box>
        </draw:frame>
        <draw:frame draw:style-name="gr14" draw:text-style-name="P9" draw:layer="layout" svg:width="2.455cm" svg:height="1.29cm" svg:x="36.766cm" svg:y="4.19cm">
          <draw:text-box>
            <text:p><text:span text:style-name="T4">Open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28cm" fo:margin-bottom="0cm" fo:text-indent="0cm"/>
      <style:text-properties fo:font-size="23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46cm" fo:margin-bottom="0cm" fo:text-indent="0cm"/>
      <style:text-properties fo:font-size="19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1cm" fo:margin-bottom="0cm" fo:text-indent="0cm"/>
      <style:text-properties fo:font-size="16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9cm" fo:margin-bottom="0cm" fo:text-indent="0cm"/>
      <style:text-properties fo:font-size="16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9cm" fo:margin-bottom="0cm" fo:text-indent="0cm"/>
      <style:text-properties fo:font-size="16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9cm" fo:margin-bottom="0cm" fo:text-indent="0cm"/>
      <style:text-properties fo:font-size="16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9cm" fo:margin-bottom="0cm" fo:text-indent="0cm"/>
      <style:text-properties fo:font-size="16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9cm" fo:margin-bottom="0cm" fo:text-indent="0cm"/>
      <style:text-properties fo:font-size="16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4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9cm" fo:page-height="17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4.024cm" svg:x="1cm" svg:y="4.26cm"/>
      <draw:page-thumbnail draw:layer="backgroundobjects" svg:width="8.999cm" svg:height="4.024cm" svg:x="1cm" svg:y="12.836cm"/>
      <draw:page-thumbnail draw:layer="backgroundobjects" svg:width="8.999cm" svg:height="4.024cm" svg:x="1cm" svg:y="21.412cm"/>
      <draw:page-thumbnail draw:layer="backgroundobjects" svg:width="8.999cm" svg:height="4.024cm" svg:x="11cm" svg:y="4.26cm"/>
      <draw:page-thumbnail draw:layer="backgroundobjects" svg:width="8.999cm" svg:height="4.024cm" svg:x="11cm" svg:y="12.836cm"/>
      <draw:page-thumbnail draw:layer="backgroundobjects" svg:width="8.999cm" svg:height="4.024cm" svg:x="11cm" svg:y="21.412cm"/>
    </style:handout-master>
    <style:master-page style:name="Standard" style:page-layout-name="PM1" draw:style-name="Mdp1">
      <draw:frame presentation:style-name="Standard-title" draw:layer="backgroundobjects" svg:width="35.009cm" svg:height="2.905cm" svg:x="1.945cm" svg:y="0.688cm" presentation:class="title" presentation:placeholder="true">
        <draw:text-box/>
      </draw:frame>
      <draw:frame presentation:style-name="Standard-outline1" draw:layer="backgroundobjects" svg:width="35.009cm" svg:height="10.091cm" svg:x="1.945cm" svg:y="4.07cm" presentation:class="outline" presentation:placeholder="true">
        <draw:text-box/>
      </draw:frame>
      <draw:frame presentation:style-name="Mpr1" draw:text-style-name="MP2" draw:layer="backgroundobjects" svg:width="9.062cm" svg:height="1.2cm" svg:x="1.945cm" svg:y="15.85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329cm" svg:height="1.2cm" svg:x="13.303cm" svg:y="15.85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062cm" svg:height="1.2cm" svg:x="27.89cm" svg:y="15.85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5:29:57.427000000</meta:creation-date>
    <dc:date>2017-10-12T16:09:31.597000000</dc:date>
    <meta:editing-duration>PT4H34M17S</meta:editing-duration>
    <meta:editing-cycles>8</meta:editing-cycles>
    <meta:generator>LibreOffice/4.4.5.2$Windows_x86 LibreOffice_project/a22f674fd25a3b6f45bdebf25400ed2adff0ff99</meta:generator>
    <meta:document-statistic meta:object-count="93"/>
  </office:meta>
</office:document-meta>
</file>